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0" style:parent-style-name="Standard" style:family="paragraph">
      <style:paragraph-properties fo:text-align="justify" fo:line-height="150%"/>
    </style:style>
    <style:style style:name="T2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4" style:parent-style-name="Standard" style:family="paragraph">
      <style:paragraph-properties fo:line-height="150%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7" style:parent-style-name="Standard" style:family="paragraph">
      <style:paragraph-properties fo:line-height="150%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0" style:parent-style-name="Standard" style:family="paragraph">
      <style:paragraph-properties fo:line-height="150%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4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5" style:parent-style-name="Standard" style:family="paragraph">
      <style:paragraph-properties fo:line-height="150%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7" style:parent-style-name="Standard" style:family="paragraph">
      <style:paragraph-properties fo:text-align="justify"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3" style:parent-style-name="Standard" style:family="paragraph">
      <style:paragraph-properties fo:line-height="150%"/>
    </style:style>
    <style:style style:name="T5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6" style:parent-style-name="Standard" style:family="paragraph">
      <style:paragraph-properties fo:line-height="150%"/>
    </style:style>
    <style:style style:name="T5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9" style:parent-style-name="Standard" style:family="paragraph">
      <style:paragraph-properties fo:line-height="150%"/>
    </style:style>
    <style:style style:name="T6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2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3" style:parent-style-name="Standard" style:family="paragraph">
      <style:paragraph-properties fo:line-height="150%"/>
    </style:style>
    <style:style style:name="T6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3" style:parent-style-name="Standard" style:family="paragraph">
      <style:paragraph-properties fo:text-align="justify" fo:line-height="150%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8" style:parent-style-name="Standard" style:family="paragraph">
      <style:paragraph-properties fo:line-height="150%"/>
    </style:style>
    <style:style style:name="T7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1" style:parent-style-name="Standard" style:family="paragraph">
      <style:paragraph-properties fo:line-height="150%"/>
    </style:style>
    <style:style style:name="T8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4" style:parent-style-name="Standard" style:family="paragraph">
      <style:paragraph-properties fo:line-height="150%"/>
    </style:style>
    <style:style style:name="T8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Aluno: Rogério Tristão Junior<text:tab/><text:tab/><text:tab/><text:tab/>Data: 02/09/2013 – 09/09/2013</text:p>
      <text:p text:style-name="P7">Fase/Iteração: Iteração 1<text:tab/><text:tab/><text:tab/><text:tab/><text:tab/>Esforço Total: ~ 8,5 horas</text:p>
      <text:p text:style-name="P8"/>
      <text:p text:style-name="P9"><text:span text:style-name="T10">Atividade</text:span><text:span text:style-name="T11">:<text:s/></text:span><text:span text:style-name="T12">Término da migração do projeto para o maven</text:span><text:span text:style-name="T13"><text:tab/></text:span><text:span text:style-name="T14"><text:tab/></text:span><text:span text:style-name="T15"><text:tab/></text:span><text:span text:style-name="T16">Esforço</text:span><text:span text:style-name="T17">:<text:s/></text:span><text:span text:style-name="T18">2<text:s/></text:span><text:span text:style-name="T19">horas</text:span></text:p>
      <text:p text:style-name="P20"><text:span text:style-name="T21">Descrição</text:span><text:span text:style-name="T22">:<text:s/></text:span><text:span text:style-name="T23">Realizado os ajustes finais com as bibliotecas utilizadas para o maven.</text:span></text:p>
      <text:p text:style-name="P24"><text:span text:style-name="T25">Produtos</text:span><text:span text:style-name="T26">: Projeto Maven do módulo mobile do CONTPATRI</text:span></text:p>
      <text:p text:style-name="P27"><text:span text:style-name="T28">Equipe</text:span><text:span text:style-name="T29">: Rogério Tristão Junior</text:span></text:p>
      <text:p text:style-name="P30"><text:span text:style-name="T31">A</text:span><text:span text:style-name="T32">rtefato</text:span><text:span text:style-name="T33">: Nenhum.</text:span></text:p>
      <text:p text:style-name="P34"/>
      <text:p text:style-name="P35"><text:span text:style-name="T36">Atividade</text:span><text:span text:style-name="T37">:<text:s/></text:span><text:span text:style-name="T38">Conserto de pequenos erros no projeto</text:span><text:span text:style-name="T39"><text:tab/></text:span><text:span text:style-name="T40"><text:tab/></text:span><text:span text:style-name="T41"><text:tab/></text:span><text:span text:style-name="T42"><text:tab/></text:span><text:span text:style-name="T43">Esforço</text:span><text:span text:style-name="T44">:<text:s/></text:span><text:span text:style-name="T45">5</text:span><text:span text:style-name="T46">,5 horas</text:span></text:p>
      <text:p text:style-name="P47"><text:span text:style-name="T48">Descrição</text:span><text:span text:style-name="T49">:<text:s/></text:span><text:span text:style-name="T50">Conserto de pequenos bugs que havia no projeto</text:span><text:span text:style-name="T51">.</text:span><text:span text:style-name="T52"><text:s/>O projeto realizado pelo grupo anterior, teve como desenvolvedores o Fellipe e o Thiago. Conversando com eles, fora verificado a necessidade de conserto e atualização da versão do projeto. A atualização e os consertos estão ok e o projeto está migrado para o maven.</text:span></text:p>
      <text:p text:style-name="P53"><text:span text:style-name="T54">Produtos</text:span><text:span text:style-name="T55">: Nenhum.</text:span></text:p>
      <text:p text:style-name="P56"><text:span text:style-name="T57">Equipe</text:span><text:span text:style-name="T58">: Rogério Tristão Junior, Fellipe Pinheiro e Thiago Fernandes.</text:span></text:p>
      <text:p text:style-name="P59"><text:span text:style-name="T60">Artefato</text:span><text:span text:style-name="T61">: Nenhum.</text:span></text:p>
      <text:p text:style-name="P62"/>
      <text:p text:style-name="P63"><text:span text:style-name="T64">Atividade</text:span><text:span text:style-name="T65">:<text:s/></text:span><text:span text:style-name="T66">Adaptação de algumas telas do software</text:span><text:span text:style-name="T67"><text:tab/></text:span><text:span text:style-name="T68"><text:tab/></text:span><text:span text:style-name="T69"><text:tab/></text:span><text:span text:style-name="T70"><text:tab/></text:span><text:span text:style-name="T71">Esforço</text:span><text:span text:style-name="T72">: 1 hora</text:span></text:p>
      <text:p text:style-name="P73"><text:span text:style-name="T74">Descrição</text:span><text:span text:style-name="T75">:<text:s/></text:span><text:span text:style-name="T76">Adaptado algumas telas para que fique mais manuteníveis e com maior usabilidade</text:span><text:span text:style-name="T77">.</text:span></text:p>
      <text:p text:style-name="P78"><text:span text:style-name="T79">Produtos</text:span><text:span text:style-name="T80">: Nenhum.</text:span></text:p>
      <text:p text:style-name="P81"><text:span text:style-name="T82">Equipe</text:span><text:span text:style-name="T83">: Rogério Tristão Junior<text:s/></text:span></text:p>
      <text:p text:style-name="P84"><text:span text:style-name="T85">Artefato</text:span><text:span text:style-name="T86">: Nenhu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ais cardoso moura de souza</meta:initial-creator>
    <dc:creator>Rogerio Tristão Junior</dc:creator>
    <meta:creation-date>2013-09-10T02:37:00Z</meta:creation-date>
    <dc:date>2013-09-10T02:37:00Z</dc:date>
    <meta:template xlink:href="Normal" xlink:type="simple"/>
    <meta:editing-cycles>2</meta:editing-cycles>
    <meta:editing-duration>PT0S</meta:editing-duration>
    <meta:document-statistic meta:page-count="1" meta:paragraph-count="2" meta:word-count="173" meta:character-count="1111" meta:row-count="7" meta:non-whitespace-character-count="940"/>
  </office:meta>
</office:document-meta>
</file>